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5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Food web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Pyrenees</text:p>
          </table:table-cell>
          <table:table-cell table:style-name="ce3" office:value-type="string" calcext:value-type="string">
            <text:p>Arctic</text:p>
          </table:table-cell>
          <table:table-cell table:style-name="ce3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 text:c="3"/>Europe</text:p>
          </table:table-cell>
          <table:table-cell table:style-name="ce4" office:value-type="float" office:value="0.96" calcext:value-type="float">
            <text:p>0.96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<text:s text:c="3"/>Pyrenees</text:p>
          </table:table-cell>
          <table:table-cell table:style-name="ce5" office:value-type="float" office:value="0.86" calcext:value-type="float">
            <text:p>0.86</text:p>
          </table:table-cell>
          <table:table-cell table:style-name="ce4" office:value-type="float" office:value="0.95" calcext:value-type="float">
            <text:p>0.95</text:p>
          </table:table-cell>
          <table:table-cell table:style-name="ce5"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<text:s text:c="3"/>Arctic</text:p>
          </table:table-cell>
          <table:table-cell table:style-name="ce5" office:value-type="float" office:value="0.81" calcext:value-type="float">
            <text:p>0.81</text:p>
          </table:table-cell>
          <table:table-cell table:style-name="ce5" office:value-type="float" office:value="0.76" calcext:value-type="float">
            <text:p>0.76</text:p>
          </table:table-cell>
          <table:table-cell table:style-name="ce4" office:value-type="float" office:value="0.98" calcext:value-type="float">
            <text:p>0.9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 text:c="3"/>Serengeti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float" office:value="0.87" calcext:value-type="float">
            <text:p>0.87</text:p>
          </table:table-cell>
          <table:table-cell table:style-name="ce7" office:value-type="float" office:value="0.92" calcext:value-type="float">
            <text:p>0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09:58:56.013098580</meta:creation-date>
    <dc:date>2022-07-20T10:23:33.053831979</dc:date>
    <meta:editing-duration>PT12M37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